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a35ea" officeooo:paragraph-rsid="001a35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mplate utilizado</text:p>
      <text:p text:style-name="P1">Modern bootstrap HTML template</text:p>
      <text:p text:style-name="P1">http://designscrazed.org/free-responsive-html5-css3-templat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ource Han Sans CN Normal" style:font-family-asian="'Source Han Sans CN Normal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02:58.557136082</meta:creation-date>
    <dc:date>2015-08-09T17:04:21.078671122</dc:date>
    <meta:editing-duration>PT1M23S</meta:editing-duration>
    <meta:editing-cycles>1</meta:editing-cycles>
    <meta:document-statistic meta:table-count="0" meta:image-count="0" meta:object-count="0" meta:page-count="1" meta:paragraph-count="3" meta:word-count="7" meta:character-count="110" meta:non-whitespace-character-count="106"/>
    <meta:generator>LibreOffice/4.3.7.2$Linux_X86_64 LibreOffice_project/430$Build-2</meta:generator>
  </office:meta>
</office:document-meta>
</file>